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5" style:family="table-cell" style:parent-style-name="Default" style:data-style-name="N36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6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Default" style:data-style-name="N36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8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/>
    </style:style>
    <style:style style:name="ce22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5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8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9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2">
      <style:table-cell-properties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#FFFFFF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transparent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Porcentagem" style:data-style-name="N14">
      <style:table-cell-properties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automatic" fo:background-color="transparent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="thin solid #F2F2F2" style:vertical-align="automatic" fo:background-color="transparent"/>
      <style:text-properties fo:color="#F2F2F2" style:font-name="Verdana" style:font-name-asian="Verdana" style:font-name-complex="Verdana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F2F2F2" style:vertical-align="middle" fo:wrap-option="wrap" fo:background-color="#F2F2F2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V_237_rgula" style:data-style-name="N37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1" style:family="table-cell" style:parent-style-name="V_237_rgula" style:data-style-name="N37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4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0">
      <style:table-cell-properties fo:border="thin solid #F2F2F2" style:vertical-align="automatic" fo:background-color="transparent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89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Porcentagem" style:data-style-name="N1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Porcentagem" style:data-style-name="N1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Moeda" style:data-style-name="N38">
      <style:table-cell-properties fo:border-top="thin solid #000000" fo:border-bottom="2pt solid #000000" fo:border-left="thin solid #000000" fo:border-right="2pt solid #000000" fo:background-color="#E6B8B7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2.936875cm" style:use-optimal-column-width="true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0.370416666666667cm"/>
    </style:style>
    <style:style style:name="co21" style:family="table-column">
      <style:table-column-properties fo:break-before="auto" style:column-width="3.095625cm"/>
    </style:style>
    <style:style style:name="co22" style:family="table-column">
      <style:table-column-properties fo:break-before="auto" style:column-width="3.2543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2.4870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5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34.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14.25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NÃO&quot;" style:apply-style-name="cf1"/>
      <style:map style:condition="of:cell-content()=[.$F$13]" style:apply-style-name="cf6" style:base-cell-address="CAL_PPR_TRIMESTRAL.F13"/>
    </style:style>
    <style:style style:name="ce1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[.$F$13]" style:apply-style-name="cf6" style:base-cell-address="CAL_PPR_TRIMESTRAL.F13"/>
    </style:style>
    <style:style style:name="ce1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5"/>
      <style:map style:condition="of:cell-content()=[.$F$13]" style:apply-style-name="cf6" style:base-cell-address="CAL_PPR_TRIMESTRAL.B19"/>
    </style:style>
    <style:style style:name="ce1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5"/>
      <style:map style:condition="of:cell-content()=[.$F$13]" style:apply-style-name="cf6" style:base-cell-address="CAL_PPR_TRIMESTRAL.B19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5" draw:style-name="a19" draw:name="CaixaDeTexto 6" svg:x="3.44712in" svg:y="0.16667in" svg:width="2.94872in" svg:height="0.58616in">
              <draw:text-box>
                <text:p text:style-name="a18" text:class-names="" text:cond-style-name=""><text:span text:style-name="a16" text:class-names="">Coloque aqui o resultado da<text:s text:c="1"/></text:span><text:span text:style-name="a17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 SR</text:p>
            <draw:custom-shape svg:x="2.5in" svg:y="0.16667in" svg:width="2.51042in" svg:height="0.812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1" draw:style-name="a6" draw:name="CaixaDeTexto 2" svg:x="2.51042in" svg:y="0.14662in" svg:width="2.46875in" svg:height="0.60338in">
              <draw:text-box>
                <text:p text:style-name="a5" text:class-names="" text:cond-style-name=""><text:span text:style-name="a3" text:class-names="">Coloque aqui o<text:s text:c="1"/></text:span><text:span text:style-name="a4" text:class-names="">resultado de PSF da sua loja</text:span></text:p>
              </draw:text-box>
              <svg:title/>
              <svg:desc/>
            </draw:frame>
          </table:table-cell>
          <table:table-cell table:number-columns-repeated="7" table:style-name="ce2"/>
          <table:table-cell table:style-name="ce2">
            <draw:custom-shape svg:x="0.1875in" svg:y="0in" svg:width="2.4375in" svg:height="0.8344in" draw:z-index="5" draw:id="id4" draw:style-name="a15" draw:name="Texto explicativo em seta para baixo 5">
              <svg:title/>
              <svg:desc/>
              <text:p text:style-name="a14" text:class-names="" text:cond-style-name=""><text:span text:style-name="a1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8267in" svg:height="1.4072in" draw:z-index="3" draw:id="id2" draw:style-name="a9" draw:transform="translate(-0.54133in -0.7036in) rotate(-1.5708) translate(1.62973in 0.76009in)" draw:name="Texto explicativo em seta para baixo 3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3" draw:style-name="a12" draw:name="CaixaDeTexto 4" svg:x="0.17708in" svg:y="0.03125in" svg:width="1.03125in" svg:height="1.4148in">
              <draw:text-box>
                <text:p text:style-name="a11" text:class-names="" text:cond-style-name=""><text:span text:style-name="a10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8:.$D$52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7" table:style-name="ce24">
            <text:p>7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2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58"/>
          <table:table-cell table:style-name="ce59"/>
          <table:table-cell table:style-name="ce60"/>
          <table:table-cell table:number-columns-repeated="16380" table:style-name="ce2"/>
        </table:table-row>
        <table:table-row table:style-name="ro3">
          <table:table-cell/>
          <table:table-cell table:style-name="ce61"/>
          <table:table-cell table:style-name="ce62"/>
          <table:table-cell table:number-columns-repeated="16381" table:style-name="ce2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6" draw:style-name="a22" draw:name="CaixaDeTexto 7" svg:x="0.0625in" svg:y="0.0625in" svg:width="3.77083in" svg:height="0.82292in">
              <draw:text-box>
                <text:p text:style-name="a21" text:class-names="" text:cond-style-name=""><text:span text:style-name="a2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7" draw:style-name="a25" draw:name="CaixaDeTexto 8" svg:x="0.01042in" svg:y="0.16667in" svg:width="0.89583in" svg:height="0.89583in">
              <draw:text-box>
                <text:p text:style-name="a24" text:class-names="" text:cond-style-name=""><text:span text:style-name="a23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0" table:style-name="ro1">
          <table:table-cell table:number-columns-repeated="16384"/>
        </table:table-row>
      </table:table>
      <table:table table:name="MÊS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8" table:default-cell-style-name="ce2"/>
        <table:table-column table:style-name="co10" table:default-cell-style-name="ce2"/>
        <table:table-column table:style-name="co1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13" draw:style-name="a45" draw:name="CaixaDeTexto 6" svg:x="3.47837in" svg:y="0.16667in" svg:width="2.58413in" svg:height="0.61741in">
              <draw:text-box>
                <text:p text:style-name="a44" text:class-names="" text:cond-style-name=""><text:span text:style-name="a42" text:class-names="">Coloque aqui o resultado da<text:s text:c="1"/></text:span><text:span text:style-name="a43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 SR</text:p>
            <draw:custom-shape svg:x="2.5in" svg:y="0.16667in" svg:width="2.51042in" svg:height="0.81213in" draw:z-index="1" draw:id="id8" draw:style-name="a28" draw:name="Texto explicativo em seta para baixo 1">
              <svg:title/>
              <svg:desc/>
              <text:p text:style-name="a27" text:class-names="" text:cond-style-name=""><text:span text:style-name="a2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9" draw:style-name="a32" draw:name="CaixaDeTexto 2" svg:x="2.5in" svg:y="0.13542in" svg:width="2.51042in" svg:height="0.63542in">
              <draw:text-box>
                <text:p text:style-name="a31" text:class-names="" text:cond-style-name=""><text:span text:style-name="a29" text:class-names="">Coloque aqui o<text:s text:c="1"/></text:span><text:span text:style-name="a30" text:class-names="">resultado de PSF da sua loja</text:span></text:p>
              </draw:text-box>
              <svg:title/>
              <svg:desc/>
            </draw:frame>
          </table:table-cell>
          <table:table-cell table:number-columns-repeated="6" table:style-name="ce2"/>
          <table:table-cell table:style-name="ce2">
            <draw:custom-shape svg:x="3.51042in" svg:y="0in" svg:width="2.50053in" svg:height="0.8344in" draw:z-index="5" draw:id="id12" draw:style-name="a41" draw:name="Texto explicativo em seta para baixo 5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5142in" svg:height="1.45929in" draw:z-index="3" draw:id="id10" draw:style-name="a35" draw:transform="translate(-0.52571in -0.72964in) rotate(-1.5708) translate(1.64535in 0.74446in)" draw:name="Texto explicativo em seta para baixo 3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11" draw:style-name="a38" draw:name="CaixaDeTexto 4" svg:x="0.19792in" svg:y="0in" svg:width="1.03125in" svg:height="1.38355in">
              <draw:text-box>
                <text:p text:style-name="a37" text:class-names="" text:cond-style-name=""><text:span text:style-name="a36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6:.$D$50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7" table:style-name="ce24">
            <text:p>7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14" draw:style-name="a48" draw:name="CaixaDeTexto 7" svg:x="0.0625in" svg:y="0.0625in" svg:width="3.77083in" svg:height="0.82292in">
              <draw:text-box>
                <text:p text:style-name="a47" text:class-names="" text:cond-style-name=""><text:span text:style-name="a4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15" draw:style-name="a51" draw:name="CaixaDeTexto 8" svg:x="0.01042in" svg:y="0.16667in" svg:width="0.89583in" svg:height="0.89583in">
              <draw:text-box>
                <text:p text:style-name="a50" text:class-names="" text:cond-style-name=""><text:span text:style-name="a49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2" table:style-name="ro1">
          <table:table-cell table:number-columns-repeated="16384"/>
        </table:table-row>
      </table:table>
      <table:table table:name="MÊS_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8" table:default-cell-style-name="ce2"/>
        <table:table-column table:style-name="co10" table:default-cell-style-name="ce2"/>
        <table:table-column table:style-name="co1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21" draw:style-name="a71" draw:name="CaixaDeTexto 6" svg:x="3.47837in" svg:y="0.16667in" svg:width="2.58413in" svg:height="0.61741in">
              <draw:text-box>
                <text:p text:style-name="a70" text:class-names="" text:cond-style-name=""><text:span text:style-name="a68" text:class-names="">Coloque aqui o resultado da<text:s text:c="1"/></text:span><text:span text:style-name="a69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 SR</text:p>
            <draw:custom-shape svg:x="2.5in" svg:y="0.16667in" svg:width="2.51042in" svg:height="0.81213in" draw:z-index="1" draw:id="id16" draw:style-name="a54" draw:name="Texto explicativo em seta para baixo 1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17" draw:style-name="a58" draw:name="CaixaDeTexto 2" svg:x="2.5in" svg:y="0.13542in" svg:width="2.51042in" svg:height="0.63542in">
              <draw:text-box>
                <text:p text:style-name="a57" text:class-names="" text:cond-style-name=""><text:span text:style-name="a55" text:class-names="">Coloque aqui o<text:s text:c="1"/></text:span><text:span text:style-name="a56" text:class-names="">resultado de PSF da sua loja</text:span></text:p>
              </draw:text-box>
              <svg:title/>
              <svg:desc/>
            </draw:frame>
          </table:table-cell>
          <table:table-cell table:number-columns-repeated="6" table:style-name="ce2"/>
          <table:table-cell table:style-name="ce2">
            <draw:custom-shape svg:x="3.51042in" svg:y="0in" svg:width="2.50053in" svg:height="0.8344in" draw:z-index="5" draw:id="id20" draw:style-name="a67" draw:name="Texto explicativo em seta para baixo 5">
              <svg:title/>
              <svg:desc/>
              <text:p text:style-name="a66" text:class-names="" text:cond-style-name=""><text:span text:style-name="a6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5142in" svg:height="1.45929in" draw:z-index="3" draw:id="id18" draw:style-name="a61" draw:transform="translate(-0.52571in -0.72964in) rotate(-1.5708) translate(1.63493in 0.75488in)" draw:name="Texto explicativo em seta para baixo 3">
              <svg:title/>
              <svg:desc/>
              <text:p text:style-name="a60" text:class-names="" text:cond-style-name=""><text:span text:style-name="a5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19" draw:style-name="a64" draw:name="CaixaDeTexto 4" svg:x="0.19792in" svg:y="0.01042in" svg:width="1.03125in" svg:height="1.38355in">
              <draw:text-box>
                <text:p text:style-name="a63" text:class-names="" text:cond-style-name=""><text:span text:style-name="a62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6:.$D$50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7" table:style-name="ce24">
            <text:p>7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22" draw:style-name="a74" draw:name="CaixaDeTexto 7" svg:x="0.0625in" svg:y="0.0625in" svg:width="3.77083in" svg:height="0.82292in">
              <draw:text-box>
                <text:p text:style-name="a73" text:class-names="" text:cond-style-name=""><text:span text:style-name="a72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23" draw:style-name="a77" draw:name="CaixaDeTexto 8" svg:x="0.01042in" svg:y="0.16667in" svg:width="0.89583in" svg:height="0.89583in">
              <draw:text-box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2" table:style-name="ro1">
          <table:table-cell table:number-columns-repeated="16384"/>
        </table:table-row>
      </table:table>
      <table:table table:name="CAL_PPR_TRIMESTRAL" table:style-name="ta1">
        <table:table-column table:style-name="co20" table:default-cell-style-name="ce80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13" table:default-cell-style-name="ce80"/>
        <table:table-column table:style-name="co24" table:default-cell-style-name="ce80"/>
        <table:table-column table:style-name="co25" table:number-columns-repeated="16378" table:default-cell-style-name="ce80"/>
        <table:table-row table:style-name="ro8">
          <table:table-cell/>
          <table:table-cell table:number-columns-repeated="16383" table:style-name="ce80"/>
        </table:table-row>
        <table:table-row table:style-name="ro9">
          <table:table-cell/>
          <table:table-cell office:value-type="string" table:number-columns-spanned="5" table:number-rows-spanned="1" table:style-name="ce99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00">
            <text:p>SUP DE SERV AO CLIENTE SR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80"/>
        </table:table-row>
        <table:table-row table:style-name="ro11">
          <table:table-cell/>
          <table:table-cell office:value-type="string" table:number-columns-spanned="5" table:number-rows-spanned="1" table:style-name="ce101">
            <text:p>Resultado Cálculo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81"/>
          <table:table-cell office:value-type="string" table:style-name="ce82">
            <text:p>Mês 1<text:s/></text:p>
          </table:table-cell>
          <table:table-cell office:value-type="string" table:style-name="ce83">
            <text:p>Mês 2</text:p>
          </table:table-cell>
          <table:table-cell office:value-type="string" table:style-name="ce83">
            <text:p>Mês 3</text:p>
          </table:table-cell>
          <table:table-cell office:value-type="string" table:number-columns-spanned="2" table:number-rows-spanned="1" table:style-name="ce102">
            <text:p>Valor - Trimestre (em $)<text:s/></text:p>
          </table:table-cell>
          <table:covered-table-cell/>
          <table:table-cell table:number-columns-repeated="16378" table:style-name="ce81"/>
        </table:table-row>
        <table:table-row table:style-name="ro10">
          <table:table-cell/>
          <table:table-cell office:value-type="float" office:value="0" table:formula="of:=[MÊS_1.N12]" table:style-name="ce84">
            <text:p>0,00</text:p>
          </table:table-cell>
          <table:table-cell office:value-type="float" office:value="0" table:formula="of:=[MÊS_2.N12]" table:style-name="ce85">
            <text:p>0,00</text:p>
          </table:table-cell>
          <table:table-cell office:value-type="float" office:value="0" table:formula="of:=[MÊS_3.N12]" table:style-name="ce85">
            <text:p>0,00</text:p>
          </table:table-cell>
          <table:table-cell office:value-type="float" office:value="0" table:formula="of:=SUM([.B7:.D7])" table:number-columns-spanned="2" table:number-rows-spanned="1" table:style-name="ce103">
            <text:p>0,00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number-columns-repeated="5" table:style-name="ce86"/>
          <table:table-cell table:number-columns-repeated="16378"/>
        </table:table-row>
        <table:table-row table:style-name="ro12">
          <table:table-cell/>
          <table:table-cell table:number-columns-repeated="4" table:style-name="ce87"/>
          <table:table-cell table:number-columns-repeated="16379" table:style-name="ce80"/>
        </table:table-row>
        <table:table-row table:style-name="ro10">
          <table:table-cell/>
          <table:table-cell office:value-type="string" table:number-columns-spanned="5" table:number-rows-spanned="1" table:style-name="ce104">
            <text:p>Resultado da Meta Trimestral -<text:s/><text:span text:style-name="T1">PARTICIPAÇÃO DO CARTÃO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office:value-type="string" table:number-columns-spanned="3" table:number-rows-spanned="1" table:style-name="ce105">
            <text:p>Atingimento Mensal</text:p>
          </table:table-cell>
          <table:covered-table-cell table:number-columns-repeated="2"/>
          <table:table-cell office:value-type="string" table:number-columns-spanned="1" table:number-rows-spanned="2" table:style-name="ce106">
            <text:p>ATINGIMENTO TRIMESTRE</text:p>
          </table:table-cell>
          <table:table-cell office:value-type="string" table:number-columns-spanned="1" table:number-rows-spanned="2" table:style-name="ce102">
            <text:p>ADICIONAL 15%?</text:p>
          </table:table-cell>
          <table:table-cell table:number-columns-repeated="16378"/>
        </table:table-row>
        <table:table-row table:style-name="ro3">
          <table:table-cell table:style-name="ce88"/>
          <table:table-cell office:value-type="string" table:style-name="ce89">
            <text:p>Mês 1<text:s/></text:p>
          </table:table-cell>
          <table:table-cell office:value-type="string" table:style-name="ce90">
            <text:p>Mês 2</text:p>
          </table:table-cell>
          <table:table-cell office:value-type="string" table:style-name="ce90">
            <text:p>Mês 3</text:p>
          </table:table-cell>
          <table:covered-table-cell/>
          <table:covered-table-cell/>
          <table:table-cell table:number-columns-repeated="16378" table:style-name="ce88"/>
        </table:table-row>
        <table:table-row table:style-name="ro13">
          <table:table-cell/>
          <table:table-cell office:value-type="percentage" office:value="0" table:formula="of:=[MÊS_1.C8]" table:style-name="ce91">
            <text:p>0,00%</text:p>
          </table:table-cell>
          <table:table-cell office:value-type="percentage" office:value="0" table:formula="of:=[MÊS_2.C8]" table:style-name="ce92">
            <text:p>0,00%</text:p>
          </table:table-cell>
          <table:table-cell office:value-type="percentage" office:value="0" table:formula="of:=[MÊS_3.C8]" table:style-name="ce92">
            <text:p>0,00%</text:p>
          </table:table-cell>
          <table:table-cell office:value-type="percentage" office:value="0" table:formula="of:=AVERAGE([.B13:.D13])" table:style-name="ce92">
            <text:p>0,00%</text:p>
          </table:table-cell>
          <table:table-cell office:value-type="string" office:string-value="NÃO" table:formula="of:=IF([.E13]&gt;=100%;&quot;SIM&quot;;&quot;NÃO&quot;)" table:style-name="ce112">
            <text:p>NÃO</text:p>
          </table:table-cell>
          <table:table-cell table:number-columns-repeated="16378"/>
        </table:table-row>
        <table:table-row table:style-name="ro13">
          <table:table-cell/>
          <table:table-cell table:number-columns-repeated="4" table:style-name="ce94"/>
          <table:table-cell table:style-name="ce113">
            <draw:custom-shape svg:x="0.04018in" svg:y="0.06101in" svg:width="1.93899in" svg:height="1.43899in" draw:z-index="1" draw:id="id24" draw:style-name="a86" draw:name="Texto explicativo em seta para a esquerda 1">
              <svg:title/>
              <svg:desc/>
              <text:p text:style-name="a79" text:class-names="" text:cond-style-name=""><text:span text:style-name="a78" text:class-names="">- Só é habilitado se a Dinâmica trimestral da Participação do Cartão for igual ou superior a 100%</text:span></text:p>
              <text:p text:style-name="a81" text:class-names="" text:cond-style-name=""><text:span text:style-name="a80" text:class-names=""/></text:p>
              <text:p text:style-name="a83" text:class-names="" text:cond-style-name=""><text:span text:style-name="a82" text:class-names=""/></text:p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9 L ?f22 ?f25 ?f22 ?f26 ?f24 ?f26 ?f24 ?f7 ?f12 ?f7 ?f12 ?f13 ?f24 ?f13 ?f24 ?f27 ?f22 ?f27 ?f22 ?f28 Z N" draw:text-areas="?f24 ?f7 ?f12 ?f13" draw:glue-points="?f30 ?f7 ?f30 ?f13" draw:glue-point-leaving-directions="-360, -18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4 / 2"/>
                <draw:equation draw:name="f17" draw:formula="min(?f15, ?f14)"/>
                <draw:equation draw:name="f18" draw:formula="?f15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12 - ?f21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24 + ?f12"/>
                <draw:equation draw:name="f30" draw:formula="?f29 / 2"/>
              </draw:enhanced-geometry>
            </draw:custom-shape>
          </table:table-cell>
          <table:table-cell table:number-columns-repeated="16378"/>
        </table:table-row>
        <table:table-row table:style-name="ro10">
          <table:table-cell/>
          <table:table-cell table:number-columns-repeated="16383" table:style-name="ce80"/>
        </table:table-row>
        <table:table-row table:style-name="ro14">
          <table:table-cell table:style-name="ce88"/>
          <table:table-cell table:style-name="ce88"/>
          <table:table-cell office:value-type="string" table:number-columns-spanned="3" table:number-rows-spanned="1" table:style-name="ce104">
            <text:p>Resultado da Meta Trimestral -<text:s/><text:span text:style-name="T1">ATIVAÇÃO DO CARTÃO</text:span></text:p>
          </table:table-cell>
          <table:covered-table-cell table:number-columns-repeated="2"/>
          <table:table-cell table:style-name="ce81"/>
          <table:table-cell table:number-columns-repeated="16378" table:style-name="ce88"/>
        </table:table-row>
        <table:table-row table:style-name="ro15">
          <table:table-cell/>
          <table:table-cell table:style-name="ce80"/>
          <table:table-cell office:value-type="string" table:number-columns-spanned="1" table:number-rows-spanned="2" table:style-name="ce107">
            <text:p>Fez a Meta da Participação do Cartão?</text:p>
          </table:table-cell>
          <table:table-cell office:value-type="string" table:number-columns-spanned="2" table:number-rows-spanned="2" table:style-name="ce102">
            <text:p>ATINGIMENTO TRIMESTRE DE ATIVAÇÃO</text:p>
          </table:table-cell>
          <table:covered-table-cell/>
          <table:table-cell table:number-columns-repeated="16379"/>
        </table:table-row>
        <table:table-row table:style-name="ro3">
          <table:table-cell/>
          <table:table-cell table:style-name="ce80"/>
          <table:covered-table-cell/>
          <table:covered-table-cell/>
          <table:covered-table-cell/>
          <table:table-cell table:number-columns-repeated="16379"/>
        </table:table-row>
        <table:table-row table:style-name="ro10">
          <table:table-cell/>
          <table:table-cell table:style-name="ce80"/>
          <table:table-cell office:value-type="string" office:string-value="NÃO" table:formula="of:=IF([.F13]=&quot;SIM&quot;;&quot;SIM&quot;;&quot;NÃO&quot;)" table:style-name="ce114">
            <text:p>NÃO</text:p>
          </table:table-cell>
          <table:table-cell office:value-type="percentage" office:value="0" table:number-columns-spanned="2" table:number-rows-spanned="1" table:style-name="ce108">
            <text:p>0,00%</text:p>
          </table:table-cell>
          <table:covered-table-cell/>
          <table:table-cell table:number-columns-repeated="16379"/>
        </table:table-row>
        <table:table-row table:style-name="ro3">
          <table:table-cell/>
          <table:table-cell table:style-name="ce115"/>
          <table:table-cell table:style-name="ce94">
            <draw:custom-shape svg:x="1.03721in" svg:y="0.0506in" svg:width="2.70238in" svg:height="0.76191in" draw:z-index="2" draw:id="id25" draw:style-name="a92" draw:name="Texto explicativo em seta para cima 3">
              <svg:title/>
              <svg:desc/>
              <text:p text:style-name="a89" text:class-names="" text:cond-style-name=""><text:span text:style-name="a87" text:class-names="">Digite aqui, seu atingimento<text:s text:c="1"/></text:span><text:span text:style-name="a88" text:class-names="">Trimestral da Meta de Ativação do Cartão</text:span></text:p>
              <text:p text:style-name="a91" text:class-names="" text:cond-style-name=""><text:span text:style-name="a9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24 L ?f26 ?f24 ?f26 ?f22 ?f25 ?f22 ?f19 ?f7 ?f28 ?f22 ?f27 ?f22 ?f27 ?f24 ?f12 ?f24 ?f12 ?f13 ?f7 ?f13 Z N" draw:text-areas="?f7 ?f24 ?f12 ?f13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13 - ?f21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</draw:enhanced-geometry>
            </draw:custom-shape>
          </table:table-cell>
          <table:table-cell table:number-columns-repeated="2" table:style-name="ce94"/>
          <table:table-cell table:number-columns-repeated="16379"/>
        </table:table-row>
        <table:table-row table:number-rows-repeated="3" table:style-name="ro3">
          <table:table-cell/>
          <table:table-cell table:style-name="ce115"/>
          <table:table-cell table:number-columns-repeated="3" table:style-name="ce94"/>
          <table:table-cell table:number-columns-repeated="16379"/>
        </table:table-row>
        <table:table-row table:style-name="ro10">
          <table:table-cell/>
          <table:table-cell table:style-name="ce115"/>
          <table:table-cell table:number-columns-repeated="3" table:style-name="ce94"/>
          <table:table-cell table:number-columns-repeated="16379"/>
        </table:table-row>
        <table:table-row table:style-name="ro11">
          <table:table-cell/>
          <table:table-cell table:style-name="ce80"/>
          <table:table-cell office:value-type="string" table:number-columns-spanned="3" table:number-rows-spanned="1" table:style-name="ce109">
            <text:p>CÁLCULO FINAL</text:p>
          </table:table-cell>
          <table:covered-table-cell table:number-columns-repeated="2"/>
          <table:table-cell table:number-columns-repeated="16379"/>
        </table:table-row>
        <table:table-row table:style-name="ro16">
          <table:table-cell/>
          <table:table-cell table:style-name="ce80"/>
          <table:table-cell office:value-type="string" table:number-columns-spanned="2" table:number-rows-spanned="1" table:style-name="ce110">
            <text:p>Valor Calc. Trimestre (em $)</text:p>
          </table:table-cell>
          <table:covered-table-cell/>
          <table:table-cell office:value-type="float" office:value="0" table:formula="of:=[.E7]" table:style-name="ce96">
            <text:p>0,00</text:p>
          </table:table-cell>
          <table:table-cell table:number-columns-repeated="16379"/>
        </table:table-row>
        <table:table-row table:style-name="ro16">
          <table:table-cell/>
          <table:table-cell table:style-name="ce80"/>
          <table:table-cell office:value-type="string" table:number-columns-spanned="2" table:number-rows-spanned="1" table:style-name="ce110">
            <text:p>Adicional Din. Vendas</text:p>
          </table:table-cell>
          <table:covered-table-cell/>
          <table:table-cell office:value-type="float" office:value="0" table:formula="of:=IF([.F13]=&quot;SIM&quot;;[.E7]*15%;0%)" table:style-name="ce97">
            <text:p>0,00</text:p>
          </table:table-cell>
          <table:table-cell table:number-columns-repeated="16379"/>
        </table:table-row>
        <table:table-row table:style-name="ro16">
          <table:table-cell/>
          <table:table-cell table:style-name="ce80"/>
          <table:table-cell office:value-type="string" table:number-columns-spanned="2" table:number-rows-spanned="1" table:style-name="ce110">
            <text:p>Adicional Ativação do Cartão</text:p>
          </table:table-cell>
          <table:covered-table-cell/>
          <table:table-cell office:value-type="boolean" office:boolean-value="false" table:formula="of:=IF([.C19]=&quot;SIM&quot;;IF([.D19]&gt;=100%;[.E7]*10%;0))" table:style-name="ce97">
            <text:p>FALSO</text:p>
          </table:table-cell>
          <table:table-cell table:number-columns-repeated="16379"/>
        </table:table-row>
        <table:table-row table:style-name="ro17">
          <table:table-cell/>
          <table:table-cell table:style-name="ce80"/>
          <table:table-cell office:value-type="string" table:number-columns-spanned="2" table:number-rows-spanned="1" table:style-name="ce111">
            <text:p>TOTAL A PAGAR</text:p>
          </table:table-cell>
          <table:covered-table-cell/>
          <table:table-cell office:value-type="currency" office:value="0" table:formula="of:=SUM([.E26:.E28])" table:style-name="ce98">
            <text:p><text:s/>R$ -00<text:s/>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80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pt" number:country="BR">
      <number:text> </number:text>
      <number:currency-symbol number:language="pt" number:country="BR">R$ </number:currency-symbol>
      <number:number number:decimal-places="2" number:min-integer-digits="1" number:grouping="true"/>
      <number:text> </number:text>
    </number:currency-style>
    <number:currency-style style:name="N38P1" number:language="pt" number:country="BR">
      <number:text> </number:text>
      <number:currency-symbol number:language="pt" number:country="BR">R$ </number:currency-symbol>
      <number:text>(</number:text>
      <number:number number:decimal-places="2" number:min-integer-digits="1" number:grouping="true"/>
      <number:text>)</number:text>
    </number:currency-style>
    <number:currency-style style:name="N38P2" number:language="pt" number:country="BR">
      <number:text> </number:text>
      <number:currency-symbol number:language="pt" number:country="BR">R$ 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00B050"/>
    </style:style>
    <style:style style:name="cf3" style:family="table-cell" style:data-style-name="N0">
      <style:table-cell-properties fo:background-color="#00B050"/>
      <style:text-properties fo:font-weight="bold" style:font-weight-asian="bold" style:font-weight-complex="bold"/>
    </style:style>
    <style:style style:name="cf4" style:family="table-cell" style:data-style-name="N0">
      <style:table-cell-properties fo:background-color="#FF0000"/>
    </style:style>
    <style:style style:name="Moed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7"/>
    <style:style style:name="cf5" style:family="table-cell">
      <style:table-cell-properties fo:background-color="#FF0000"/>
      <style:text-properties fo:color="#000000"/>
    </style:style>
    <style:style style:name="cf6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19T20:36:11Z</dc:date>
  </office:meta>
</office:document-meta>
</file>